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113e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0203c0"/>
    </style:style>
    <style:style style:name="P4" style:family="paragraph" style:parent-style-name="Standard">
      <style:text-properties officeooo:rsid="000203c0" officeooo:paragraph-rsid="000203c0"/>
    </style:style>
    <style:style style:name="T1" style:family="text">
      <style:text-properties officeooo:rsid="000113ec"/>
    </style:style>
    <style:style style:name="T2" style:family="text">
      <style:text-properties officeooo:rsid="000203c0"/>
    </style:style>
    <style:style style:name="T3" style:family="text">
      <style:text-properties officeooo:rsid="000338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- Realice detallando los pasos seguidos, las siguientes conversiones entre</text:p>
      <text:p text:style-name="P2">decimal y binario.</text:p>
      <text:p text:style-name="Standard"/>
      <text:p text:style-name="P1">453 -&gt; <text:s/><text:span text:style-name="T1">453/2 = 226 resto 1, 226/2 = 113 resto 0, 113/2 = 56 resto 1, 56/2 = 28 resto 0, <text:s/>28/2 = 14 resto 0, 14/2 = 7 resto 0, 7/2 = 3 resto 1, 3/2 = 1 resto 1.<text:tab/>binario: 111000101</text:span></text:p>
      <text:p text:style-name="P1"><text:span text:style-name="T1"><text:s/></text:span></text:p>
      <text:p text:style-name="P1">1225 -&gt; <text:s/><text:span text:style-name="T1">1225/2 = 612 resto 0, 612/2 = 306 resto 0, 306/2 = 153 resto 0, 153/2 = 76 resto 1, 76/2 = 38 resto 0, 38/2 = 19 resto 0, 19/2 = 9 resto 1, 9/2 = 4 resto 1, 4/2 = 2 resto 0, 2/2 = 1 resto 0 binario: 01011001000</text:span></text:p>
      <text:p text:style-name="P1"/>
      <text:p text:style-name="P3">11 -&gt; <text:span text:style-name="T2">11/2 = 5 resto 1, 5/2 = 2 resto 1, 2/2 = 1 <text:s/>resto 0.<text:tab/>binario: 0111</text:span></text:p>
      <text:p text:style-name="P3"/>
      <text:p text:style-name="P3">347 -&gt; <text:span text:style-name="T2">347/2 = 173 resto 1, 173/2 = 86 resto 1, 86/2 = 43 resto 0, 43/2 = 21 resto 1, 21/2 = 10 resto 1, 10/2 = 5 resto 0, 5/2 = 2 resto 1 , 2/2 = 1 resto 0.</text:span></text:p>
      <text:p text:style-name="P4">binario: <text:span text:style-name="T3">011011011</text:span></text:p>
      <text:p text:style-name="Standard"/>
      <text:p text:style-name="P2">2.- Realice detallando los pasos seguidos, las siguientes conversiones de</text:p>
      <text:p text:style-name="P2">números binarios a decimales.</text:p>
      <text:p text:style-name="Standard"/>
      <text:p text:style-name="Standard">11001110 -&gt;</text:p>
      <text:p text:style-name="Standard">10101100 -&gt;</text:p>
      <text:p text:style-name="Standard">10100100 -&gt;</text:p>
      <text:p text:style-name="Standard">00101111 -&gt;</text:p>
      <text:p text:style-name="Standard">10101001 -&gt;</text:p>
      <text:p text:style-name="P1">11100011 -&gt;</text:p>
      <text:p text:style-name="Standard"/>
      <text:p text:style-name="P2">3.- Convierta los siguientes números de base octal a base binaria, detallando</text:p>
      <text:p text:style-name="P2">los pasos seguidos.</text:p>
      <text:p text:style-name="Standard"/>
      <text:p text:style-name="Standard">544 -&gt;</text:p>
      <text:p text:style-name="Standard">623 -&gt;</text:p>
      <text:p text:style-name="Standard">123 -&gt;</text:p>
      <text:p text:style-name="P1">660 -&gt;</text:p>
      <text:p text:style-name="P1"/>
      <text:p text:style-name="P2">4.- Convierta los siguientes números de base hexadecimal a base binaria,</text:p>
      <text:p text:style-name="P2">indicando los pasos seguidos.</text:p>
      <text:p text:style-name="Standard"/>
      <text:p text:style-name="Standard">FFA2 -&gt;</text:p>
      <text:p text:style-name="Standard">E9C3 -&gt;</text:p>
      <text:p text:style-name="Standard">AB14 -&gt;</text:p>
      <text:p text:style-name="P1">01B6 -&gt;</text:p>
      <text:p text:style-name="Standard"/>
      <text:p text:style-name="P2">5.- Convierta los siguientes números de base hexadecimal a base decimal por</text:p>
      <text:p text:style-name="P2">medio del teorema general de numeración:</text:p>
      <text:p text:style-name="Standard"/>
      <text:p text:style-name="Standard">FADC -&gt;</text:p>
      <text:p text:style-name="Standard">3412 -&gt;</text:p>
      <text:p text:style-name="Standard">11AB -&gt;</text:p>
      <text:p text:style-name="Standard">2189 -&gt;</text:p>
      <text:p text:style-name="P1">0000 -&gt;</text:p>
      <text:p text:style-name="Standard"/>
      <text:p text:style-name="P2">6.- Convierta los siguientes números hexadecimales a sistema octal, detallando</text:p>
      <text:p text:style-name="P2"><text:soft-page-break/>los pasos seguidos.</text:p>
      <text:p text:style-name="Standard"/>
      <text:p text:style-name="Standard">FE1E -&gt;</text:p>
      <text:p text:style-name="Standard">3254 -&gt;</text:p>
      <text:p text:style-name="Standard">12A5 -&gt;</text:p>
      <text:p text:style-name="Standard">AC34 -&gt;</text:p>
      <text:p text:style-name="P1">BDCE -&gt;</text:p>
      <text:p text:style-name="Standard"/>
      <text:p text:style-name="P2">7.- Realiza las siguientes sumas binarias.</text:p>
      <text:p text:style-name="Standard"/>
      <text:p text:style-name="Standard">11101 + 10100</text:p>
      <text:p text:style-name="Standard">11101010101 + 111011101</text:p>
      <text:p text:style-name="Standard">1110101110 + 1010000011</text:p>
      <text:p text:style-name="Standard"/>
      <text:p text:style-name="P2">8.- Resuelve las siguientes restas binarias.</text:p>
      <text:p text:style-name="Standard"/>
      <text:p text:style-name="Standard">101010110 – 100101001</text:p>
      <text:p text:style-name="Standard">110101101 – 110010101</text:p>
      <text:p text:style-name="Standard">10101010 – 01101010</text:p>
      <text:p text:style-name="Standard"/>
      <text:p text:style-name="P2">9.- Resuelve las siguientes multiplicaciones binarias.</text:p>
      <text:p text:style-name="Standard"/>
      <text:p text:style-name="Standard">101101 * 101</text:p>
      <text:p text:style-name="Standard">1110101 * 1101</text:p>
      <text:p text:style-name="Standard"/>
      <text:p text:style-name="P2">10.- Explica por qué es necesaria la existencia del código ASCI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07T16:16:21.426169785</meta:creation-date>
    <dc:date>2019-10-07T16:50:26.699991918</dc:date>
    <dc:creator>I116-05 </dc:creator>
    <meta:editing-duration>PT1M24S</meta:editing-duration>
    <meta:editing-cycles>1</meta:editing-cycles>
    <meta:document-statistic meta:table-count="0" meta:image-count="0" meta:object-count="0" meta:page-count="2" meta:paragraph-count="54" meta:word-count="348" meta:character-count="1789" meta:non-whitespace-character-count="1486"/>
    <meta:generator>LibreOffice/6.0.4.1$Linux_X86_64 LibreOffice_project/00m0$Build-1</meta:generator>
  </office:meta>
</office:document-meta>
</file>